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atin Modern Math" svg:font-family="'Latin Modern Math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unson" svg:font-family="Munso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style:font-name="Munson" fo:font-size="28pt" officeooo:rsid="00127134" officeooo:paragraph-rsid="00127134" style:font-name-asian="Latin Modern Math" style:font-size-asian="28pt" style:font-name-complex="Latin Modern Math" style:font-size-complex="28pt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style:font-name="Munson" fo:font-size="24pt" fo:letter-spacing="0.353cm" officeooo:rsid="00127134" officeooo:paragraph-rsid="00127134" style:font-name-asian="Latin Modern Math" style:font-size-asian="24pt" style:font-name-complex="Latin Modern Math" style:font-size-complex="2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Munson" fo:font-size="20pt" officeooo:rsid="00127134" officeooo:paragraph-rsid="00127134" style:font-name-asian="Latin Modern Math" style:font-size-asian="20pt" style:font-name-complex="Latin Modern Math" style:font-size-complex="20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Munson" fo:font-size="46pt" style:text-underline-style="none" officeooo:rsid="001403a9" officeooo:paragraph-rsid="001403a9" style:font-name-asian="Latin Modern Math" style:font-size-asian="46pt" style:font-name-complex="Latin Modern Math" style:font-size-complex="46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Munson" fo:font-size="20pt" style:text-underline-style="none" officeooo:rsid="001403a9" officeooo:paragraph-rsid="001403a9" style:font-name-asian="Latin Modern Math" style:font-size-asian="20pt" style:font-name-complex="Latin Modern Math" style:font-size-complex="20pt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Munson" fo:font-size="16pt" style:text-underline-style="none" officeooo:rsid="001403a9" officeooo:paragraph-rsid="0015ccdd" style:font-name-asian="Latin Modern Math" style:font-size-asian="16pt" style:font-name-complex="Latin Modern Math" style:font-size-complex="16pt"/>
    </style:style>
    <style:style style:name="P7" style:family="paragraph" style:parent-style-name="Standard">
      <style:paragraph-properties fo:text-align="center" style:justify-single-word="false"/>
      <style:text-properties style:use-window-font-color="true" loext:opacity="0%" style:font-name="Munson" fo:font-size="20pt" fo:font-style="italic" style:text-underline-style="none" officeooo:rsid="00143742" officeooo:paragraph-rsid="0015ccdd" style:font-name-asian="Latin Modern Math" style:font-size-asian="20pt" style:font-style-asian="italic" style:font-name-complex="Latin Modern Math" style:font-size-complex="20pt" style:font-style-complex="italic"/>
    </style:style>
    <style:style style:name="P8" style:family="paragraph" style:parent-style-name="Standard">
      <style:paragraph-properties fo:text-align="center" style:justify-single-word="false"/>
      <style:text-properties style:use-window-font-color="true" loext:opacity="0%" style:font-name="Munson" fo:font-size="20pt" fo:font-style="normal" style:text-underline-style="none" officeooo:rsid="00143742" officeooo:paragraph-rsid="00143742" style:font-name-asian="Latin Modern Math" style:font-size-asian="20pt" style:font-style-asian="normal" style:font-name-complex="Latin Modern Math" style:font-size-complex="20pt" style:font-style-complex="normal"/>
    </style:style>
    <style:style style:name="P9" style:family="paragraph" style:parent-style-name="Standard">
      <style:paragraph-properties fo:text-align="center" style:justify-single-word="false"/>
      <style:text-properties style:use-window-font-color="true" loext:opacity="0%" style:font-name="Munson" fo:font-size="16pt" fo:font-style="normal" style:text-underline-style="none" officeooo:rsid="00143742" officeooo:paragraph-rsid="00143742" style:font-name-asian="Latin Modern Math" style:font-size-asian="16pt" style:font-style-asian="normal" style:font-name-complex="Latin Modern Math" style:font-size-complex="16pt" style:font-style-complex="normal"/>
    </style:style>
    <style:style style:name="P10" style:family="paragraph" style:parent-style-name="Standard">
      <style:paragraph-properties fo:text-align="center" style:justify-single-word="false"/>
      <style:text-properties style:use-window-font-color="true" loext:opacity="0%" style:font-name="Munson" fo:font-size="20pt" fo:font-style="normal" style:text-underline-style="none" officeooo:rsid="0015ccdd" officeooo:paragraph-rsid="0015ccdd" style:font-name-asian="Latin Modern Math" style:font-size-asian="20pt" style:font-style-asian="normal" style:font-name-complex="Latin Modern Math" style:font-size-complex="20pt" style:font-style-complex="normal"/>
    </style:style>
    <style:style style:name="P11" style:family="paragraph" style:parent-style-name="Standard">
      <style:paragraph-properties fo:text-align="center" style:justify-single-word="false"/>
      <style:text-properties style:use-window-font-color="true" loext:opacity="0%" style:font-name="Munson" fo:font-size="16pt" fo:font-style="normal" style:text-underline-style="none" officeooo:rsid="0015ccdd" officeooo:paragraph-rsid="0015ccdd" style:font-name-asian="Latin Modern Math" style:font-size-asian="16pt" style:font-style-asian="normal" style:font-name-complex="Latin Modern Math" style:font-size-complex="16pt" style:font-style-complex="normal"/>
    </style:style>
    <style:style style:name="T1" style:family="text">
      <style:text-properties officeooo:rsid="0016e3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✠</text:p>
      <text:p text:style-name="P2">NOVENA</text:p>
      <text:p text:style-name="P3">DE LA SANTÍSIMA VIRGEN</text:p>
      <text:p text:style-name="P3">NUESTRA SEÑORA,</text:p>
      <text:p text:style-name="P3">CON EL AGRADABLE TITULO</text:p>
      <text:p text:style-name="P4">DEL CARMEN,</text:p>
      <text:p text:style-name="P5">SEGÚN QUE SE HACE EN EL</text:p>
      <text:p text:style-name="P6">Colegio del Santo Ángel de Carmelitas</text:p>
      <text:p text:style-name="P6">Descalzos de Sevilla.</text:p>
      <text:p text:style-name="P7">Por un hijo de María Santísima</text:p>
      <text:p text:style-name="P7">del Carmen.</text:p>
      <text:p text:style-name="P8">LA SACA A LUZ, Y DEDICA</text:p>
      <text:p text:style-name="P9">en obsequio de la Soberana Emperatriz</text:p>
      <text:p text:style-name="P10">D. BERNARDINO JOSEPH DEL</text:p>
      <text:p text:style-name="P11">Pino y Arzola, Contador de los Propios, Rentas del Ilustrisimo Cabildo de esta Ciudad de Sevilla, y General por S. Mag. de los Reales Servicios de Millones de ella, su Reinado, Gobernador de Sanlucar la Mayor, y de <text:tab/>las Villas de Mairena, Coria, y Haciarcollar, etc. - <text:span text:style-name="T1">1742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atin Modern Math" svg:font-family="'Latin Modern Math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unson" svg:font-family="Munso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footnote-max-height="0cm" loext:margin-gutter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7T20:02:08.099217495</meta:creation-date>
    <dc:date>2025-07-07T20:31:31.870829224</dc:date>
    <meta:editing-duration>PT29M23S</meta:editing-duration>
    <meta:editing-cycles>5</meta:editing-cycles>
    <meta:generator>LibreOffice/25.2.4.3$Linux_X86_64 LibreOffice_project/520$Build-3</meta:generator>
    <meta:document-statistic meta:table-count="0" meta:image-count="0" meta:object-count="0" meta:page-count="1" meta:paragraph-count="15" meta:word-count="101" meta:character-count="557" meta:non-whitespace-character-count="470"/>
  </office:meta>
</office:document-meta>
</file>